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paragraph-properties fo:text-align="end" style:justify-single-word="false"/>
      <style:text-properties officeooo:rsid="001122d0" officeooo:paragraph-rsid="001122d0"/>
    </style:style>
    <style:style style:name="P2" style:family="paragraph" style:parent-style-name="Subtitle">
      <style:paragraph-properties fo:text-align="end" style:justify-single-word="false"/>
      <style:text-properties officeooo:rsid="001122d0" officeooo:paragraph-rsid="001122d0"/>
    </style:style>
    <style:style style:name="P3" style:family="paragraph" style:parent-style-name="Standard">
      <style:paragraph-properties fo:text-align="end" style:justify-single-word="false"/>
      <style:text-properties officeooo:paragraph-rsid="0014804b"/>
    </style:style>
    <style:style style:name="P4" style:family="paragraph" style:parent-style-name="Standard">
      <style:paragraph-properties fo:text-align="end" style:justify-single-word="false"/>
      <style:text-properties fo:font-size="10pt" officeooo:paragraph-rsid="0014804b" style:font-size-asian="10pt" style:font-size-complex="10pt"/>
    </style:style>
    <style:style style:name="P5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Liberation Serif" officeooo:rsid="001352b0" officeooo:paragraph-rsid="001352b0"/>
    </style:style>
    <style:style style:name="P6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Liberation Serif" officeooo:rsid="0016e0de" officeooo:paragraph-rsid="0016e0de"/>
    </style:style>
    <style:style style:name="P7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11ee11" officeooo:paragraph-rsid="001352b0"/>
    </style:style>
    <style:style style:name="P8" style:family="paragraph" style:parent-style-name="Text_20_body">
      <style:paragraph-properties fo:text-align="justify" style:justify-single-word="false"/>
      <style:text-properties officeooo:rsid="001146a8" officeooo:paragraph-rsid="001146a8"/>
    </style:style>
    <style:style style:name="P9" style:family="paragraph" style:parent-style-name="Text_20_body">
      <style:paragraph-properties fo:text-align="justify" style:justify-single-word="false"/>
      <style:text-properties officeooo:rsid="0011ee11" officeooo:paragraph-rsid="0011ee11"/>
    </style:style>
    <style:style style:name="P10" style:family="paragraph" style:parent-style-name="Text_20_body">
      <style:paragraph-properties fo:text-align="justify" style:justify-single-word="false"/>
      <style:text-properties officeooo:rsid="0014804b" officeooo:paragraph-rsid="0014804b"/>
    </style:style>
    <style:style style:name="P11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Liberation Serif" officeooo:rsid="0016e0de" officeooo:paragraph-rsid="0016e0de"/>
    </style:style>
    <style:style style:name="P12" style:family="paragraph" style:parent-style-name="Heading">
      <style:paragraph-properties fo:margin-left="0.4925in" fo:margin-right="0in" fo:text-align="justify" style:justify-single-word="false" fo:text-indent="0in" style:auto-text-indent="false"/>
      <style:text-properties style:font-name="Liberation Mon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Heading">
      <style:paragraph-properties fo:margin-left="0.4925in" fo:margin-right="0in" fo:text-align="justify" style:justify-single-word="false" fo:text-indent="0in" style:auto-text-indent="false"/>
      <style:text-properties style:font-name="Liberation Mono" fo:font-size="12pt" fo:font-style="italic" fo:font-weight="normal" officeooo:rsid="001352b0" officeooo:paragraph-rsid="001352b0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Liberation Serif" officeooo:rsid="0014804b" officeooo:paragraph-rsid="0014804b"/>
    </style:style>
    <style:style style:name="P15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Liberation Serif" officeooo:rsid="0014804b" officeooo:paragraph-rsid="00152336"/>
    </style:style>
    <style:style style:name="P16" style:family="paragraph" style:parent-style-name="Text_20_body">
      <style:paragraph-properties fo:margin-left="0.9846in" fo:margin-right="0in" fo:text-align="justify" style:justify-single-word="false" fo:text-indent="0in" style:auto-text-indent="false"/>
      <style:text-properties style:font-name="Liberation Serif" officeooo:rsid="001352b0" officeooo:paragraph-rsid="001352b0"/>
    </style:style>
    <style:style style:name="P17" style:family="paragraph" style:parent-style-name="Heading_20_1">
      <style:paragraph-properties fo:text-align="justify" style:justify-single-word="false"/>
    </style:style>
    <style:style style:name="P18" style:family="paragraph" style:parent-style-name="Heading_20_1">
      <style:paragraph-properties fo:text-align="justify" style:justify-single-word="false"/>
      <style:text-properties officeooo:rsid="0011ee11" officeooo:paragraph-rsid="0011ee11"/>
    </style:style>
    <style:style style:name="P19" style:family="paragraph" style:parent-style-name="Heading_20_3">
      <style:paragraph-properties fo:text-align="justify" style:justify-single-word="false"/>
      <style:text-properties style:font-name="Liberation Mono" officeooo:rsid="0011ee11" officeooo:paragraph-rsid="0011ee11"/>
    </style:style>
    <style:style style:name="P20" style:family="paragraph" style:parent-style-name="Heading_20_3">
      <style:paragraph-properties fo:text-align="justify" style:justify-single-word="false"/>
      <style:text-properties style:font-name="Liberation Mono" officeooo:rsid="0011ee11" officeooo:paragraph-rsid="0014804b"/>
    </style:style>
    <style:style style:name="P21" style:family="paragraph" style:parent-style-name="Heading_20_3">
      <style:paragraph-properties fo:text-align="justify" style:justify-single-word="false"/>
      <style:text-properties style:font-name="Liberation Mono" officeooo:rsid="0011ee11" officeooo:paragraph-rsid="00152336"/>
    </style:style>
    <style:style style:name="P22" style:family="paragraph" style:parent-style-name="Heading_20_3">
      <style:paragraph-properties fo:text-align="justify" style:justify-single-word="false"/>
      <style:text-properties style:font-name="Liberation Mono" officeooo:rsid="0016e0de" officeooo:paragraph-rsid="0016e0de"/>
    </style:style>
    <style:style style:name="T1" style:family="text">
      <style:text-properties officeooo:rsid="0011ee11"/>
    </style:style>
    <style:style style:name="T2" style:family="text">
      <style:text-properties officeooo:rsid="001352b0"/>
    </style:style>
    <style:style style:name="T3" style:family="text">
      <style:text-properties style:font-name="Liberation Mono"/>
    </style:style>
    <style:style style:name="T4" style:family="text">
      <style:text-properties style:font-name="Liberation Mono" officeooo:rsid="001352b0"/>
    </style:style>
    <style:style style:name="T5" style:family="text">
      <style:text-properties style:font-name="Liberation Mono" fo:font-style="normal" style:font-style-asian="normal" style:font-style-complex="normal"/>
    </style:style>
    <style:style style:name="T6" style:family="text">
      <style:text-properties officeooo:rsid="0014804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1523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Chaser</text:p>
      <text:p text:style-name="P2">FCC Test Guide</text:p>
      <text:p text:style-name="P4">Phillip Sitbon</text:p>
      <text:p text:style-name="P3"><text:a xlink:type="simple" xlink:href="mailto:phillip.sitbon@intel.com" text:style-name="Internet_20_link" text:visited-style-name="Visited_20_Internet_20_Link"><text:span text:style-name="T8">phillip.sitbon@intel.com</text:span></text:a></text:p>
      <text:p text:style-name="P3"/>
      <text:p text:style-name="P8">Cloud Chaser is a 900 MHz ISM band radio system using the TI CC1200 radio and CC1190 amplifier with an NXP K66 microcontroller.</text:p>
      <text:p text:style-name="P8">The system operates on a fixed set of 25 channels within the 902-928MHz band, hopping on a 40ms interval <text:span text:style-name="T1">in a pseudo-random pattern pre-determined by a static address prefix. Every radio network has a single master node which transmits a synchronizing frame every channel cycle. The provided test device is configured as a master by default.</text:span></text:p>
      <text:p text:style-name="P9">The device’s on-board FCC test command shell provides packet or carrier wave transmission either during normal hopping operation or on selectable channels.</text:p>
      <text:h text:style-name="P17" text:outline-level="1">Console Connection</text:h>
      <text:p text:style-name="P10">This device provides a directly accessible command shell via USB CDC-ACM serial connection. To open the command shell, observe the enumerated port name upon device connection (e.g. <text:span text:style-name="T3">/dev/ttyACM0</text:span><text:span text:style-name="T7"> in Linux) and open within a terminal tool such as </text:span><text:span text:style-name="T5">screen</text:span><text:span text:style-name="T7"> or </text:span><text:span text:style-name="T5">minicom</text:span><text:span text:style-name="T7"> with a baud rate of 115200. The terminal is simplistic and does not allow escape sequences, arrow keys, backspace or delete. A prompt should appear when pressing enter with an empty command.</text:span></text:p>
      <text:h text:style-name="P18" text:outline-level="1">Test Commands</text:h>
      <text:h text:style-name="P19" text:outline-level="3">info [chan]</text:h>
      <text:p text:style-name="P5"><text:span text:style-name="T1">W</text:span>hen called with the <text:span text:style-name="T3">chan</text:span> option, lists all channel numbers and frequencies in hopping order.</text:p>
      <text:p text:style-name="P7"><text:span text:style-name="T2">Without the </text:span><text:span text:style-name="T4">chan</text:span><text:span text:style-name="T2"> option, t</text:span>his command shows current device information:</text:p>
      <text:p text:style-name="P12">address: &lt;network&gt;.&lt;node&gt;</text:p>
      <text:p text:style-name="P16">The network ID defines the pseudo-random hopping pattern. This value is fixed for test devices. The node ID is unique within a given network.</text:p>
      <text:p text:style-name="P13">uptime</text:p>
      <text:p text:style-name="P16">Indicates how long the device has been operational.</text:p>
      <text:p text:style-name="P13">channel</text:p>
      <text:p text:style-name="P16">When fixed to an individual channel via test commands, indicates the current channel/frequency. The device will remain on this channel until changed or hopping is enabled.</text:p>
      <text:p text:style-name="P13"><text:soft-page-break/>power</text:p>
      <text:p text:style-name="P16">Current power level in percent, not to exceed 27dBm at 100% when high-gain mode (HGM) is enabled.</text:p>
      <text:p text:style-name="P13">hgm</text:p>
      <text:p text:style-name="P16">Indicates whether the CC1190 high-gain mode (HGM) is enabled.</text:p>
      <text:p text:style-name="P13">stats: rx=packets/bytes/errors tx=packets/bytes/errors</text:p>
      <text:p text:style-name="P16">Shows raw RF send/receive totals.</text:p>
      <text:p text:style-name="P5"/>
      <text:h text:style-name="P20" text:outline-level="3"><text:span text:style-name="T6">master</text:span> <text:span text:style-name="T6">&lt;enable|disable&gt; </text:span>[<text:span text:style-name="T6">nosync</text:span>]</text:h>
      <text:p text:style-name="P14">Enable or disable master (hopping) mode. With the <text:span text:style-name="T3">nosync</text:span> option, does not send a synchronizing packet every cycle (and non-master nodes will not be able to synchronize or hop as a result).</text:p>
      <text:h text:style-name="P20" text:outline-level="3"><text:span text:style-name="T6">chan</text:span> <text:span text:style-name="T6">&lt;0-24&gt;</text:span></text:h>
      <text:p text:style-name="P14">Manually select a channel. Disables hopping mode.</text:p>
      <text:h text:style-name="P20" text:outline-level="3"><text:span text:style-name="T6">send</text:span> <text:span text:style-name="T6">&lt;size:0-115&gt; &lt;count&gt;</text:span></text:h>
      <text:p text:style-name="P14">Transmit a packet of the selected size, <text:span text:style-name="T3">count</text:span> number of times. The command does not complete until all packets are sent.</text:p>
      <text:h text:style-name="P20" text:outline-level="3"><text:span text:style-name="T6">cw</text:span> <text:span text:style-name="T6">&lt;enable|disable&gt;</text:span></text:h>
      <text:p text:style-name="P14">Enable or disable carrier wave transmission. Can be on while hopping and transmitting packets (including the master sync packet) will temporarily pause CW transmission.</text:p>
      <text:h text:style-name="P20" text:outline-level="3"><text:span text:style-name="T6">pwr</text:span> <text:span text:style-name="T6">&lt;0-100&gt;</text:span></text:h>
      <text:p text:style-name="P14">Set the output gain. </text:p>
      <text:h text:style-name="P21" text:outline-level="3"><text:span text:style-name="T9">hgm</text:span> <text:span text:style-name="T9">&lt;enable|disable&gt;</text:span></text:h>
      <text:p text:style-name="P15">Enable or disable <text:span text:style-name="T9">high-gain mode (HGM)</text:span>. <text:span text:style-name="T9">This provides gain for both the the TX PA and the RX LNA.</text:span></text:p>
      <text:h text:style-name="P22" text:outline-level="3">reboot</text:h>
      <text:p text:style-name="P6">Reboot the device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2:07:45.058289789</meta:creation-date>
    <dc:date>2017-11-13T12:48:37.364398804</dc:date>
    <meta:editing-duration>PT14M27S</meta:editing-duration>
    <meta:editing-cycles>5</meta:editing-cycles>
    <meta:generator>LibreOffice/5.4.3.2$Linux_X86_64 LibreOffice_project/40m0$Build-2</meta:generator>
    <meta:document-statistic meta:table-count="0" meta:image-count="0" meta:object-count="0" meta:page-count="2" meta:paragraph-count="39" meta:word-count="436" meta:character-count="2784" meta:non-whitespace-character-count="2386"/>
  </office:meta>
</office:document-meta>
</file>